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1pt solid #6666ff" fo:border-bottom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1pt solid #6666ff" fo:border-bottom="none"/>
    </style:style>
    <style:style style:name="Tabla6" style:family="table">
      <style:table-properties style:width="17cm" table:align="margins" style:shadow="none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1pt solid #6666ff" fo:border-bottom="none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-left="none" fo:border-right="none" fo:border-top="1pt solid #6666ff" fo:border-bottom="none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8.5cm" style:rel-column-width="32767*"/>
    </style:style>
    <style:style style:name="Tau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background-color="#cccccc" fo:padding="0.097cm" fo:border="0.05pt solid #000000">
        <style:background-image/>
      </style:table-cell-properties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-left="0.05pt solid #000000" fo:border-right="none" fo:border-top="none" fo:border-bottom="0.05pt solid #000000"/>
    </style:style>
    <style:style style:name="Tau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6" style:family="table-cell">
      <style:table-cell-properties fo:padding="0.097cm" fo:border-left="0.05pt solid #000000" fo:border-right="none" fo:border-top="none" fo:border-bottom="0.05pt solid #000000"/>
    </style:style>
    <style:style style:name="Tau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7" style:family="table-cell">
      <style:table-cell-properties fo:padding="0.097cm" fo:border-left="0.05pt solid #000000" fo:border-right="none" fo:border-top="none" fo:border-bottom="0.05pt solid #000000"/>
    </style:style>
    <style:style style:name="Tau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8" style:family="table-cell">
      <style:table-cell-properties fo:padding="0.097cm" fo:border-left="0.05pt solid #000000" fo:border-right="none" fo:border-top="none" fo:border-bottom="0.05pt solid #000000"/>
    </style:style>
    <style:style style:name="Tau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9" style:family="table-cell">
      <style:table-cell-properties fo:padding="0.097cm" fo:border-left="0.05pt solid #000000" fo:border-right="none" fo:border-top="none" fo:border-bottom="0.05pt solid #000000"/>
    </style:style>
    <style:style style:name="Taula3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4" style:family="paragraph" style:parent-style-name="Table_20_Contents">
      <style:paragraph-properties fo:text-align="start" style:justify-single-word="false"/>
      <style:text-properties style:font-name="Tahoma" style:font-name-complex="Tahoma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Tahoma" fo:font-size="6pt" style:font-size-asian="6pt" style:font-size-complex="6pt"/>
    </style:style>
    <style:style style:name="P7" style:family="paragraph" style:parent-style-name="Table_20_Contents">
      <style:paragraph-properties fo:margin-top="0cm" fo:margin-bottom="0cm" loext:contextual-spacing="false"/>
      <style:text-properties style:font-name="Tahoma" style:font-name-complex="Tahoma"/>
    </style:style>
    <style:style style:name="P8" style:family="paragraph" style:parent-style-name="Table_20_Contents">
      <style:paragraph-properties fo:margin-top="0cm" fo:margin-bottom="0.101cm" loext:contextual-spacing="false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9" style:family="paragraph" style:parent-style-name="Table_20_Contents">
      <style:paragraph-properties fo:margin-top="0cm" fo:margin-bottom="0.199cm" loext:contextual-spacing="false"/>
    </style:style>
    <style:style style:name="P10" style:family="paragraph" style:parent-style-name="Table_20_Contents">
      <style:paragraph-properties fo:margin-top="0cm" fo:margin-bottom="0.199cm" loext:contextual-spacing="false"/>
      <style:text-properties style:font-name="Tahoma" fo:font-weight="normal" style:font-weight-asian="normal" style:font-name-complex="Tahoma" style:font-weight-complex="normal"/>
    </style:style>
    <style:style style:name="P11" style:family="paragraph" style:parent-style-name="Table_20_Contents">
      <style:paragraph-properties fo:margin-top="0cm" fo:margin-bottom="0.199cm" loext:contextual-spacing="false"/>
      <style:text-properties style:font-name="Tahoma" style:font-name-complex="Tahoma"/>
    </style:style>
    <style:style style:name="P12" style:family="paragraph" style:parent-style-name="Table_20_Contents">
      <style:paragraph-properties fo:margin-top="0.199cm" fo:margin-bottom="0.199cm" loext:contextual-spacing="false"/>
      <style:text-properties style:font-name="Tahoma" style:font-name-complex="Tahoma"/>
    </style:style>
    <style:style style:name="P13" style:family="paragraph" style:parent-style-name="Table_20_Contents">
      <style:paragraph-properties fo:margin-top="0.199cm" fo:margin-bottom="0.101cm" loext:contextual-spacing="false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weight="bold" officeooo:rsid="0022577d" officeooo:paragraph-rsid="0022577d" style:font-weight-asian="bold" style:font-name-complex="Tahoma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ahoma" fo:font-weight="bold" officeooo:rsid="00232bb9" officeooo:paragraph-rsid="00232bb9" style:font-weight-asian="bold" style:font-name-complex="Tahoma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ahoma" officeooo:rsid="001cfe86" officeooo:paragraph-rsid="001cfe86" style:font-name-complex="Tahoma"/>
    </style:style>
    <style:style style:name="P17" style:family="paragraph" style:parent-style-name="Table_20_Contents">
      <style:paragraph-properties fo:text-align="start" style:justify-single-word="false"/>
      <style:text-properties style:font-name="Tahoma" officeooo:rsid="001cfe86" officeooo:paragraph-rsid="001d42ce" style:font-name-complex="Tahoma"/>
    </style:style>
    <style:style style:name="P18" style:family="paragraph" style:parent-style-name="Table_20_Contents">
      <style:paragraph-properties fo:text-align="start" style:justify-single-word="false"/>
      <style:text-properties style:font-name="Tahoma" officeooo:rsid="001eb8cc" officeooo:paragraph-rsid="001eb8cc" style:font-name-complex="Tahoma"/>
    </style:style>
    <style:style style:name="P19" style:family="paragraph" style:parent-style-name="Table_20_Contents">
      <style:paragraph-properties fo:text-align="center" style:justify-single-word="false"/>
      <style:text-properties style:font-name="Tahoma" style:font-name-complex="Tahoma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weight="normal" officeooo:paragraph-rsid="0022577d" style:font-weight-asian="normal" style:font-name-complex="Tahoma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ahoma" fo:font-size="12pt" fo:letter-spacing="normal" fo:font-style="normal" fo:font-weight="normal" style:font-size-asian="12pt" style:font-name-complex="Tahoma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Tahoma" style:font-name-complex="Tahoma"/>
    </style:style>
    <style:style style:name="P24" style:family="paragraph" style:parent-style-name="Table_20_Contents">
      <style:paragraph-properties fo:margin-top="0cm" fo:margin-bottom="0.199cm" loext:contextual-spacing="false"/>
      <style:text-properties style:font-name="Tahoma" style:font-name-complex="Tahoma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Tahoma" officeooo:rsid="0027f0c5" officeooo:paragraph-rsid="0027f0c5" style:font-name-complex="Tahom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font-size="12pt" style:font-size-asian="12pt" style:font-name-complex="Tahoma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577d" style:font-weight-asian="bold" style:font-weight-complex="bold"/>
    </style:style>
    <style:style style:name="T6" style:family="text">
      <style:text-properties fo:font-variant="normal" fo:text-transform="none" fo:color="#111111" style:font-name="Tahoma" fo:font-size="12pt" fo:letter-spacing="normal" fo:font-style="normal" fo:font-weight="normal" style:font-size-asian="12pt" style:font-name-complex="Tahoma" style:font-size-complex="12pt"/>
    </style:style>
    <style:style style:name="T7" style:family="text">
      <style:text-properties fo:font-variant="normal" fo:text-transform="none" fo:color="#111111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T8" style:family="text">
      <style:text-properties officeooo:rsid="001d42ce"/>
    </style:style>
    <style:style style:name="T9" style:family="text">
      <style:text-properties officeooo:rsid="001ef7a1"/>
    </style:style>
    <style:style style:name="T10" style:family="text">
      <style:text-properties officeooo:rsid="00207ac0"/>
    </style:style>
    <style:style style:name="T11" style:family="text">
      <style:text-properties officeooo:rsid="0022577d"/>
    </style:style>
    <style:style style:name="T12" style:family="text">
      <style:text-properties officeooo:rsid="0026eaae"/>
    </style:style>
    <style:style style:name="T13" style:family="text">
      <style:text-properties officeooo:rsid="0028f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 1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"/>
          </table:table-cell>
        </table:table-row>
      </table:table>
      <text:p text:style-name="P10">Considere un sistema Unix con un servidor y varias estaciones de trabajo. Indica qué hardware crees que debería tener cada una de las máquinas, justificando el uso que se deberá hacer: 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7">SERVIDOR</text:p>
          </table:table-cell>
          <table:covered-table-cell/>
        </table:table-row>
        <table:table-row>
          <table:table-cell table:style-name="Tabla2.A2" office:value-type="string">
            <text:p text:style-name="P7">Componente</text:p>
          </table:table-cell>
          <table:table-cell table:style-name="Tabla2.B2" office:value-type="string">
            <text:p text:style-name="P7">Características</text:p>
          </table:table-cell>
        </table:table-row>
        <table:table-row>
          <table:table-cell table:style-name="Tabla2.A3" office:value-type="string">
            <text:p text:style-name="P7">Procesador</text:p>
          </table:table-cell>
          <table:table-cell table:style-name="Tabla2.B11" office:value-type="string">
            <text:p text:style-name="P7"><text:span text:style-name="T13">Debe de tener u</text:span>na estructura que soport<text:span text:style-name="T13">e</text:span> microprocesadores instalados e interconectados entre sí. <text:span text:style-name="T13">Cada uno con dos o más núcleos cada uno.</text:span></text:p>
          </table:table-cell>
        </table:table-row>
        <table:table-row>
          <table:table-cell table:style-name="Tabla2.A3" office:value-type="string">
            <text:p text:style-name="P7">Memoria RAM</text:p>
          </table:table-cell>
          <table:table-cell table:style-name="Tabla2.B11" office:value-type="string">
            <text:p text:style-name="P25">Como mínimo necesitará 32GB.</text:p>
          </table:table-cell>
        </table:table-row>
        <table:table-row>
          <table:table-cell table:style-name="Tabla2.A3" office:value-type="string">
            <text:p text:style-name="P7">Unidad de comunicaciones</text:p>
          </table:table-cell>
          <table:table-cell table:style-name="Tabla2.B11" office:value-type="string">
            <text:p text:style-name="P7"/>
          </table:table-cell>
        </table:table-row>
        <table:table-row>
          <table:table-cell table:style-name="Tabla2.A3" office:value-type="string">
            <text:p text:style-name="P7">Almacenaje</text:p>
          </table:table-cell>
          <table:table-cell table:style-name="Tabla2.B11" office:value-type="string">
            <text:p text:style-name="P7">Necesitará mucho almacenaje <text:span text:style-name="T12">y necesitará también un SAI.</text:span></text:p>
          </table:table-cell>
        </table:table-row>
        <table:table-row>
          <table:table-cell table:style-name="Tabla2.A3" office:value-type="string">
            <text:p text:style-name="P7">Dispositivos de seguridad</text:p>
          </table:table-cell>
          <table:table-cell table:style-name="Tabla2.B11" office:value-type="string">
            <text:p text:style-name="P7">Un servidor debe ser muy seguro.</text:p>
          </table:table-cell>
        </table:table-row>
        <table:table-row>
          <table:table-cell table:style-name="Tabla2.A3" office:value-type="string">
            <text:p text:style-name="P7">Monitor</text:p>
          </table:table-cell>
          <table:table-cell table:style-name="Tabla2.B11" office:value-type="string">
            <text:p text:style-name="P7">No hace falta en un servidor, la configuración del mismo se hace remotamente.</text:p>
          </table:table-cell>
        </table:table-row>
        <table:table-row>
          <table:table-cell table:style-name="Tabla2.A3" office:value-type="string">
            <text:p text:style-name="P7">Unidades ópticas</text:p>
          </table:table-cell>
          <table:table-cell table:style-name="Tabla2.B11" office:value-type="string">
            <text:p text:style-name="P7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7">Ratón y teclado</text:p>
          </table:table-cell>
          <table:table-cell table:style-name="Tabla2.B11" office:value-type="string">
            <text:p text:style-name="P7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7">Impresoras</text:p>
          </table:table-cell>
          <table:table-cell table:style-name="Tabla2.B11" office:value-type="string">
            <text:p text:style-name="P7">No hace falta en un servidor, ya que no tendrá interfaz gráfica (consume innecesariamente recursos).</text:p>
          </table:table-cell>
        </table:table-row>
      </table:table>
      <text:p text:style-name="P10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7">TERMINAL (ORDENADOR CONVENCIONAL)</text:p>
          </table:table-cell>
          <table:covered-table-cell/>
        </table:table-row>
        <table:table-row>
          <table:table-cell table:style-name="Tabla3.A2" office:value-type="string">
            <text:p text:style-name="P7">Componente</text:p>
          </table:table-cell>
          <table:table-cell table:style-name="Tabla3.B2" office:value-type="string">
            <text:p text:style-name="P7">Características</text:p>
          </table:table-cell>
        </table:table-row>
        <table:table-row>
          <table:table-cell table:style-name="Tabla3.A3" office:value-type="string">
            <text:p text:style-name="P7">Procesador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Memoria RAM</text:p>
          </table:table-cell>
          <table:table-cell table:style-name="Tabla3.B11" office:value-type="string">
            <text:p text:style-name="P7"/>
          </table:table-cell>
        </table:table-row>
        <text:soft-page-break/>
        <table:table-row>
          <table:table-cell table:style-name="Tabla3.A3" office:value-type="string">
            <text:p text:style-name="P7">Unidad de comunicaciones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Almacenaje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Dispositivos de seguridad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Monitor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Unidades ópticas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Ratón y teclado</text:p>
          </table:table-cell>
          <table:table-cell table:style-name="Tabla3.B11" office:value-type="string">
            <text:p text:style-name="P7"/>
          </table:table-cell>
        </table:table-row>
        <table:table-row>
          <table:table-cell table:style-name="Tabla3.A3" office:value-type="string">
            <text:p text:style-name="P7">Impresoras</text:p>
          </table:table-cell>
          <table:table-cell table:style-name="Tabla3.B11" office:value-type="string">
            <text:p text:style-name="P7"/>
          </table:table-cell>
        </table:table-row>
      </table:table>
      <text:p text:style-name="P13">Ejercicio 2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"/>
          </table:table-cell>
        </table:table-row>
      </table:table>
      <text:p text:style-name="P11">Otro de los aspectos que hemos estudiado en esta unidad son los métodos de finalización de sesión y apagado del sistema. Cada uno de estos comandos tiene una serie de modificadores o parámetros que proporciona un comportamiento u otro. Para cada uno de los pedidos indicadas abajo, explique su comportamiento por defecto y los usos más habituales del pedido.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4">Comando</text:p>
          </table:table-cell>
          <table:table-cell table:style-name="Tabla6.A1" office:value-type="string">
            <text:p text:style-name="P4">Comportamiento habitual</text:p>
          </table:table-cell>
          <table:table-cell table:style-name="Tabla6.C1" office:value-type="string">
            <text:p text:style-name="P4">Usos habituales</text:p>
          </table:table-cell>
        </table:table-row>
        <table:table-row>
          <table:table-cell table:style-name="Tabla6.A2" office:value-type="string">
            <text:p text:style-name="P4">logout</text:p>
          </table:table-cell>
          <table:table-cell table:style-name="Tabla6.B6" office:value-type="string">
            <text:p text:style-name="P4">Sirve para salir de la sesión de un terminal Linux.</text:p>
          </table:table-cell>
          <table:table-cell table:style-name="Tabla6.C6" office:value-type="string">
            <text:p text:style-name="P21">$ logout</text:p>
          </table:table-cell>
        </table:table-row>
        <table:table-row>
          <table:table-cell table:style-name="Tabla6.A2" office:value-type="string">
            <text:p text:style-name="P18">exit</text:p>
          </table:table-cell>
          <table:table-cell table:style-name="Tabla6.B6" office:value-type="string">
            <text:p text:style-name="P22">Cierra las ventanas o las conexiones remotas establecidas o las shell abiertas.</text:p>
          </table:table-cell>
          <table:table-cell table:style-name="Tabla6.C6" office:value-type="string">
            <text:p text:style-name="P4"/>
          </table:table-cell>
        </table:table-row>
        <table:table-row>
          <table:table-cell table:style-name="Tabla6.A2" office:value-type="string">
            <text:p text:style-name="P4">shutdown</text:p>
          </table:table-cell>
          <table:table-cell table:style-name="Tabla6.B6" office:value-type="string">
            <text:p text:style-name="P4">Cierra el sistema de modo seguro.</text:p>
          </table:table-cell>
          <table:table-cell table:style-name="Tabla6.C6" office:value-type="string">
            <text:p text:style-name="P4"><text:span text:style-name="T4">shutdown -h:</text:span> Apagar.</text:p>
            <text:p text:style-name="P4"><text:span text:style-name="T4">shutdown -h +10:</text:span> Apagar después de 10 segundos.</text:p>
            <text:p text:style-name="P4"><text:span text:style-name="T4">shutdown -r:</text:span> Reiniciar.</text:p>
          </table:table-cell>
        </table:table-row>
        <table:table-row>
          <table:table-cell table:style-name="Tabla6.A2" office:value-type="string">
            <text:p text:style-name="P4">halt</text:p>
          </table:table-cell>
          <table:table-cell table:style-name="Tabla6.B6" office:value-type="string">
            <text:p text:style-name="P16">Comando que sirve para detener el sistema.</text:p>
          </table:table-cell>
          <table:table-cell table:style-name="Tabla6.C6" office:value-type="string">
            <text:p text:style-name="P23"><text:line-break/><text:span text:style-name="T4">halt</text:span> [-d | -f | -h | -n | -i | -p | -w]</text:p>
          </table:table-cell>
        </table:table-row>
        <table:table-row>
          <table:table-cell table:style-name="Tabla6.A2" office:value-type="string">
            <text:p text:style-name="P4">reboot</text:p>
          </table:table-cell>
          <table:table-cell table:style-name="Tabla6.B6" office:value-type="string">
            <text:p text:style-name="P16">El comando reboot se utiliza para reiniciar el sistema.</text:p>
          </table:table-cell>
          <table:table-cell table:style-name="Tabla6.C6" office:value-type="string">
            <text:p text:style-name="P23"><text:span text:style-name="T4">reboot</text:span> [-d | -f | -i | -n | -w]</text:p>
          </table:table-cell>
        </table:table-row>
        <text:soft-page-break/>
        <table:table-row>
          <table:table-cell table:style-name="Tabla6.A2" office:value-type="string">
            <text:p text:style-name="P4">poweroff</text:p>
          </table:table-cell>
          <table:table-cell table:style-name="Tabla6.B7" office:value-type="string">
            <text:p text:style-name="P17">El comando <text:span text:style-name="T8">poweroff</text:span> se utiliza para reiniciar el sistema.</text:p>
          </table:table-cell>
          <table:table-cell table:style-name="Tabla6.C7" office:value-type="string">
            <text:p text:style-name="P23"><text:span text:style-name="T4">poweroff</text:span> [-d | -f | -h | -n | -i | -w]</text:p>
          </table:table-cell>
        </table:table-row>
      </table:table>
      <text:p text:style-name="P12"><text:span text:style-name="T4">¿Qué relación entre los diversos comandos que se han indicado?</text:span> <text:span text:style-name="T9">Los distintos comandos vistos en la anterior tabla sirven para apagar o reiniciar el sistema en Linux.</text:span></text:p>
      <text:p text:style-name="P8">Ejercicio 3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"/>
          </table:table-cell>
        </table:table-row>
      </table:table>
      <text:p text:style-name="P11"><text:span text:style-name="T10">Escribe un</text:span> equivalente a <text:span text:style-name="T4">reboot</text:span> y otro en <text:span text:style-name="T4">halt</text:span> escrito en términos del pedido <text:span text:style-name="T4">shutdown</text:span>.</text:p>
      <table:table table:name="Taula2" table:style-name="Taula2">
        <table:table-column table:style-name="Taula2.A" table:number-columns-repeated="2"/>
        <table:table-row>
          <table:table-cell table:style-name="Taula2.A1" office:value-type="string">
            <text:p text:style-name="P14">Equivalente a reboot</text:p>
          </table:table-cell>
          <table:table-cell table:style-name="Taula2.B1" office:value-type="string">
            <text:p text:style-name="P14">Equivalente a halt</text:p>
          </table:table-cell>
        </table:table-row>
        <table:table-row>
          <table:table-cell table:style-name="Taula2.A2" office:value-type="string">
            <text:p text:style-name="P20">shutdown -r</text:p>
          </table:table-cell>
          <table:table-cell table:style-name="Taula2.B2" office:value-type="string">
            <text:p text:style-name="P20">shutdown -<text:span text:style-name="T11">h</text:span></text:p>
          </table:table-cell>
        </table:table-row>
      </table:table>
      <text:p text:style-name="P11"/>
      <text:p text:style-name="P8">Ejercicio 4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</table:table-cell>
        </table:table-row>
      </table:table>
      <text:p text:style-name="P11">Ejecute el comando <text:span text:style-name="T4">init</text:span> con cada uno de los <text:span text:style-name="T4">runlevels</text:span> que os hemos explicado a las transparencias del núcleo de actividad. Explica el resultado que ha obtenido, en Ubuntu, de cada una de estas pedidos.</text:p>
      <table:table table:name="Taula3" table:style-name="Taula3">
        <table:table-column table:style-name="Taula3.A" table:number-columns-repeated="2"/>
        <table:table-row>
          <table:table-cell table:style-name="Taula3.A1" office:value-type="string">
            <text:p text:style-name="P15">init con runlevels</text:p>
          </table:table-cell>
          <table:table-cell table:style-name="Taula3.B1" office:value-type="string">
            <text:p text:style-name="P15">función</text:p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9"/>
          </table:table-cell>
          <table:table-cell table:style-name="Taula3.B9" office:value-type="string">
            <text:p text:style-name="P19"/>
          </table:table-cell>
        </table:table-row>
      </table:table>
      <text:p text:style-name="P11"/>
      <text:p text:style-name="P8">Ejercicio 5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/>
          </table:table-cell>
        </table:table-row>
      </table:table>
      <text:p text:style-name="P9"><text:soft-page-break/><text:span text:style-name="T2">Examine el archivo</text:span><text:span text:style-name="T3"> </text:span><text:span text:style-name="T7">/var/log/syslog</text:span><text:span text:style-name="T2"> e identifique 5 líneas que conozca. Cópielas y explique el signific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1">Nombre:</text:p>
            </table:table-cell>
            <table:table-cell table:style-name="Taula1.B1" office:value-type="string">
              <text:p text:style-name="MP2">Sergio</text:p>
            </table:table-cell>
            <table:table-cell table:style-name="Taula1.B1" office:value-type="string">
              <text:p text:style-name="MP3">Apellidos:</text:p>
            </table:table-cell>
            <table:table-cell table:style-name="Taula1.D1" office:value-type="string">
              <text:p text:style-name="MP2">Jiménez Sastre</text:p>
            </table:table-cell>
          </table:table-row>
          <table:table-row table:style-name="Taula1.1">
            <table:table-cell table:style-name="Taula1.A2" office:value-type="string">
              <text:p text:style-name="MP3">Asignatura:</text:p>
            </table:table-cell>
            <table:table-cell table:style-name="Taula1.B2" office:value-type="string">
              <text:p text:style-name="MP2">Sistemas informáticos</text:p>
            </table:table-cell>
            <table:table-cell table:style-name="Taula1.B2" office:value-type="string">
              <text:p text:style-name="MP3">Curso y Grupo:</text:p>
            </table:table-cell>
            <table:table-cell table:style-name="Taula1.D2" office:value-type="string">
              <text:p text:style-name="MP2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MP3">Práctica: <text:span text:style-name="MT1">Práctica 3 - Implantación de Sistemas Operativos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4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20:19.078246908</meta:creation-date>
    <dc:date>2017-11-20T17:28:42.996257646</dc:date>
    <meta:editing-duration>PT3H13M27S</meta:editing-duration>
    <meta:editing-cycles>47</meta:editing-cycles>
    <meta:generator>LibreOffice/5.1.6.2$Linux_X86_64 LibreOffice_project/10m0$Build-2</meta:generator>
    <meta:document-statistic meta:table-count="12" meta:image-count="0" meta:object-count="0" meta:page-count="4" meta:paragraph-count="81" meta:word-count="483" meta:character-count="2972" meta:non-whitespace-character-count="2568"/>
  </office:meta>
</office:document-meta>
</file>